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Mono" svg:font-family="'Noto Sans Mono'" style:font-family-generic="swiss" style:font-pitch="variable"/>
    <style:font-face style:name="Source Code Pro" svg:font-family="'Source Code Pro'" style:font-pitch="fixed"/>
  </office:font-face-decls>
  <office:automatic-styles>
    <style:style style:name="P1" style:family="paragraph" style:parent-style-name="Standard">
      <style:paragraph-properties fo:padding-left="0cm" fo:padding-right="0cm" fo:padding-top="0cm" fo:padding-bottom="0.074cm" fo:border-left="none" fo:border-right="none" fo:border-top="none" fo:border-bottom="0.74pt solid #000000" style:join-border="false"/>
      <style:text-properties fo:color="#000000" loext:opacity="100%" style:font-name="Noto Sans Mono" fo:font-size="14pt" officeooo:rsid="001790d2" officeooo:paragraph-rsid="001790d2" style:font-size-asian="14pt" style:font-size-complex="14pt"/>
    </style:style>
    <style:style style:name="P2" style:family="paragraph" style:parent-style-name="Standard">
      <style:paragraph-properties fo:padding-left="0cm" fo:padding-right="0cm" fo:padding-top="0cm" fo:padding-bottom="0.074cm" fo:border-left="none" fo:border-right="none" fo:border-top="none" fo:border-bottom="0.74pt solid #000000" style:join-border="false"/>
      <style:text-properties fo:color="#000000" loext:opacity="100%" style:font-name="Noto Sans Mono" fo:font-size="14pt" officeooo:rsid="001790d2" officeooo:paragraph-rsid="001941c5" style:font-size-asian="14pt" style:font-size-complex="14pt"/>
    </style:style>
    <style:style style:name="P3" style:family="paragraph" style:parent-style-name="Standard">
      <style:paragraph-properties fo:padding-left="0cm" fo:padding-right="0cm" fo:padding-top="0cm" fo:padding-bottom="0.074cm" fo:border-left="none" fo:border-right="none" fo:border-top="none" fo:border-bottom="0.74pt solid #000000" style:join-border="false"/>
      <style:text-properties fo:color="#000000" loext:opacity="100%" style:font-name="Noto Sans Mono" fo:font-size="14pt" officeooo:paragraph-rsid="001941c5" style:font-size-asian="14pt" style:font-size-complex="14pt"/>
    </style:style>
    <style:style style:name="T1" style:family="text">
      <style:text-properties officeooo:rsid="001790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 b c d e f g h i j k l m n o p q r s t u v w x y z</text:p>
      <text:p text:style-name="P1"/>
      <text:p text:style-name="P1">A B C D E F G H I J K L M N O P Q R S T U V W X Y Z</text:p>
      <text:p text:style-name="P1"/>
      <text:p text:style-name="P1">a b c d e f g h i j k l m n o p q r s t u v w x y z</text:p>
      <text:p text:style-name="P1"/>
      <text:p text:style-name="P1">a b c d e f g h i j k l m n o p q r s t u v w x y z</text:p>
      <text:p text:style-name="P1"/>
      <text:p text:style-name="P1">A B C D E F G H I J K L M N O P Q R S T U V W X Y Z</text:p>
      <text:p text:style-name="P1"/>
      <text:p text:style-name="P1">a b c d e f g h i j k l m n o p q r s t u v w x y z</text:p>
      <text:p text:style-name="P1"/>
      <text:p text:style-name="P1">a b c d e f g h i j k l m n o p q r s t u v w x y z</text:p>
      <text:p text:style-name="P1"/>
      <text:p text:style-name="P1">The quick brown fox jumps over the lazy dog</text:p>
      <text:p text:style-name="P1"/>
      <text:p text:style-name="P1">The quick brown fox jumps over the lazy dog</text:p>
      <text:p text:style-name="P1"/>
      <text:p text:style-name="P2">Today when I walked into my economics class I saw </text:p>
      <text:p text:style-name="P2"/>
      <text:p text:style-name="P2">something I dread every time I close my eyes. Someone had </text:p>
      <text:p text:style-name="P2"/>
      <text:p text:style-name="P2">brought their new gaming laptop to class. The Forklift he </text:p>
      <text:p text:style-name="P2"/>
      <text:p text:style-name="P2">used to bring it was still running idle at the back. I </text:p>
      <text:p text:style-name="P2"/>
      <text:p text:style-name="P2">started sweating as I sat down and gazed over at the </text:p>
      <text:p text:style-name="P2"/>
      <text:p text:style-name="P2">700lb beast that was his laptop. He had already </text:p>
      <text:p text:style-name="P2"/>
      <text:p text:style-name="P2">reinforced his desk with steel support beams and was in </text:p>
      <text:p text:style-name="P2"/>
      <text:p text:style-name="P2"><text:soft-page-break/>the process of finding an outlet for a power cable </text:p>
      <text:p text:style-name="P2"/>
      <text:p text:style-name="P2">thicker than Amy Schumer's thigh. I start shaking. I keep </text:p>
      <text:p text:style-name="P2"/>
      <text:p text:style-name="P2">telling myself I'm going to be alright and that there's </text:p>
      <text:p text:style-name="P2"/>
      <text:p text:style-name="P2">nothing to worry about. He somehow finds a fucking </text:p>
      <text:p text:style-name="P2"/>
      <text:p text:style-name="P2">outlet. Tears are running down my cheeks as I send my </text:p>
      <text:p text:style-name="P2"/>
      <text:p text:style-name="P2">last texts to my family saying I love them. The teacher </text:p>
      <text:p text:style-name="P2"/>
      <text:p text:style-name="P2">starts the lecture, and the student turns his laptop on. </text:p>
      <text:p text:style-name="P2"/>
      <text:p text:style-name="P2">The colored lights on his RGB Backlit keyboard flare to </text:p>
      <text:p text:style-name="P2"/>
      <text:p text:style-name="P2">life like a nuclear flash, and a deep humming fills my </text:p>
      <text:p text:style-name="P2"/>
      <text:p text:style-name="P3"><text:span text:style-name="T1">ears and shakes my very soul. The entire city power grid </text:span></text:p>
      <text:p text:style-name="P2"/>
      <text:p text:style-name="P2">goes dark. The classroom begins to shake as the massive </text:p>
      <text:p text:style-name="P2"/>
      <text:p text:style-name="P2">fans begin to spin. In mere seconds my world has gone </text:p>
      <text:p text:style-name="P2"/>
      <text:p text:style-name="P2">from vibrant life, to a dark, earth shattering void where </text:p>
      <text:p text:style-name="P2"/>
      <text:p text:style-name="P2">my body is getting torn apart by the 150mph gale force </text:p>
      <text:p text:style-name="P2"/>
      <text:p text:style-name="P2">winds and the 500 decibel groan of the cooling fans. As </text:p>
      <text:p text:style-name="P2"/>
      <text:p text:style-name="P2">my body finally surrenders, I weep, as my school and my </text:p>
      <text:p text:style-name="P2"/>
      <text:p text:style-name="P2">city go under. I fucking hate gaming laptop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Mono" svg:font-family="'Noto Sans Mono'" style:font-family-generic="swiss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9:17:08.617118441</meta:creation-date>
    <meta:print-date>2024-10-21T19:26:32.355777139</meta:print-date>
    <dc:date>2024-10-21T19:26:41.026391053</dc:date>
    <meta:editing-duration>PT17M2S</meta:editing-duration>
    <meta:editing-cycles>3</meta:editing-cycles>
    <meta:generator>LibreOffice/24.8.2.1$Linux_X86_64 LibreOffice_project/480$Build-1</meta:generator>
    <meta:document-statistic meta:table-count="0" meta:image-count="0" meta:object-count="0" meta:page-count="2" meta:paragraph-count="33" meta:word-count="448" meta:character-count="1753" meta:non-whitespace-character-count="1314"/>
  </office:meta>
</office:document-meta>
</file>